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sponseMethodArgumentResolver.supportsParameter( MethodParameter paramet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ResponseMethodArgumentResolver.resolveArgument( Class &lt; ? &gt; paramType , 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ResponseMethodArgumentResolver.resolveNativeResponse( NativeWebRequest webRequest , Class &lt; T &gt; requir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Response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